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subtitle">
      <style:graphic-properties draw:fill-color="#ffffff" fo:min-height="12.19cm"/>
      <style:paragraph-properties style:writing-mode="lr-tb"/>
    </style:style>
    <style:style style:name="pr7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4cm" fo:margin-bottom="0cm" fo:text-indent="0cm"/>
    </style:style>
    <style:style style:name="P5" style:family="paragraph">
      <style:paragraph-properties fo:margin-left="0cm" fo:margin-right="0cm" fo:margin-top="0.375cm" fo:margin-bottom="0cm" fo:text-indent="0cm"/>
    </style:style>
    <style:style style:name="T1" style:family="text">
      <style:text-properties style:text-position="-8% 58%"/>
    </style:style>
    <style:style style:name="T2" style:family="text">
      <style:text-properties fo:color="#8040ff" loext:opacity="100%"/>
    </style:style>
    <style:style style:name="T3" style:family="text">
      <style:text-properties style:text-position="33% 58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erald Scharitzer</presentation:footer-decl>
      <presentation:date-time-decl presentation:name="dtd1" presentation:source="fixed">2023-04-14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Quantum Computing Fundamental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How quantum goes beyond classic computing</text:p>
            <text:p/>
            <text:p>Meetup of Quantum Computing Vienn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Classic Inform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fundamental unit of information is the "bit".</text:p>
              </text:list-item>
              <text:list-item>
                <text:p>Its value space is 0 and 1.</text:p>
              </text:list-item>
              <text:list-item>
                <text:p>All information is encoded in sequences of bits.</text:p>
                <text:list>
                  <text:list-item>
                    <text:p>01000001<text:span text:style-name="T1">b</text:span> Latin capital letter A encoded in UTF-8</text:p>
                  </text:list-item>
                  <text:list-item>
                    <text:p>01000001<text:span text:style-name="T1">b</text:span> Decimal number 65 encoded as binary integer</text:p>
                  </text:list-item>
                  <text:list-item>
                    <text:p>100001001111<text:span text:style-name="T1">b</text:span> Color <text:span text:style-name="T2">purple</text:span> encoded in 12-bit RGB</text:p>
                  </text:list-item>
                  <text:list-item>
                    <text:p>1001000100001110<text:span text:style-name="T1">b</text:span> Instruction "add" encoded in RISC-V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Classic Comput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ll computation is modifying bit sequences.</text:p>
              </text:list-item>
              <text:list-item>
                <text:p>1-bit operations like "set", "clear", and "not"</text:p>
              </text:list-item>
              <text:list-item>
                <text:p>2-bit operations like "and", "or", "xor", and "nand"</text:p>
              </text:list-item>
              <text:list-item>
                <text:p>Processor instructions like "add", "compare", and "load"</text:p>
              </text:list-item>
              <text:list-item>
                <text:p>Programming languages like Python, Java, and Rust</text:p>
              </text:list-item>
              <text:list-item>
                <text:p>Memory load/store and device input/output</text:p>
              </text:list-item>
              <text:list-item>
                <text:p>Sensors, emitters, and actuators interact physicall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Classic Comput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odern (but classic) computers contain</text:p>
                <text:list>
                  <text:list-item>
                    <text:p>processors based on MOSFETs <text:s/>with doped silicon</text:p>
                  </text:list-item>
                  <text:list-item>
                    <text:p text:style-name="P4">cache based on static RAM (transistors)</text:p>
                  </text:list-item>
                  <text:list-item>
                    <text:p>memory based on dynamic RAM (capacitators)</text:p>
                  </text:list-item>
                  <text:list-item>
                    <text:p>storage (disk) on floating-gate MOSFETs (flash) or magnetic disk</text:p>
                  </text:list-item>
                  <text:list-item>
                    <text:p>communication (net) over electric (copper) or optic (glass) cable, or radio waves (wirele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 presentation:use-footer-name="ftr1" presentation:use-date-time-name="dtd1">
        <draw:frame presentation:style-name="pr6" draw:text-style-name="P2" draw:layer="layout" svg:width="25.199cm" svg:height="12.19cm" svg:x="1.4cm" svg:y="0.628cm">
          <draw:text-box>
            <text:p>Enter Quantum Computing ..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>
          <draw:text-box>
            <text:p>Quantum Inform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fundamental unit of information is the "qubit".</text:p>
              </text:list-item>
              <text:list-item>
                <text:p>Its value space is a|0&gt; + b|1&gt; where</text:p>
                <text:list>
                  <text:list-item>
                    <text:p>|0&gt; and |1&gt; are the classic 0 and 1</text:p>
                  </text:list-item>
                  <text:list-item>
                    <text:p>a and b are complex numbers</text:p>
                  </text:list-item>
                  <text:list-item>
                    <text:p>and |a|² + |b|² = 1.</text:p>
                  </text:list-item>
                </text:list>
              </text:list-item>
              <text:list-item>
                <text:p>Observing (measuring) a qubit turns it into 0 or 1.</text:p>
              </text:list-item>
              <text:list-item>
                <text:p>|a|² is the probability to measure 0, |b|² to measure 1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Quantum Comput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s probabilistic instead of deterministic.</text:p>
              </text:list-item>
              <text:list-item>
                <text:p>You need an efficient classic algorithm to decide whether the outcome is a solution to your problem.</text:p>
              </text:list-item>
              <text:list-item>
                <text:p>It utilizes the quantum effects of superposition, entanglement, and phase shift.</text:p>
              </text:list-item>
              <text:list-item>
                <text:p>Quantum operations are unitary matrices with 2<text:span text:style-name="T3">n</text:span> rows and 2<text:span text:style-name="T3">n</text:span> columns operating on n qubi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Superposi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nables n qubits to be in 2<text:span text:style-name="T3">n</text:span> states at the same time.</text:p>
              </text:list-item>
              <text:list-item>
                <text:p>One frequent method is to initialize all qubits to 0 and then use the Hadamard gate to reach a uniform probability distribution over all possible states.</text:p>
              </text:list-item>
              <text:list-item>
                <text:p>H|0&gt; = 2<text:span text:style-name="T3">-1/2</text:span> (|0&gt; + |1&gt;)</text:p>
              </text:list-item>
              <text:list-item>
                <text:p><text:span text:style-name="T4">P(0) = P(1) = |</text:span>2<text:span text:style-name="T3">-1/2</text:span>|<text:span text:style-name="T3">2</text:span> = 2<text:span text:style-name="T3">-1</text:span> = 50 %</text:p>
              </text:list-item>
              <text:list-item>
                <text:p>This enables 2<text:span text:style-name="T3">n</text:span> concurrent computation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Entangle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on-entangled qubits do not interact and their probabilities are entirely independent.</text:p>
              </text:list-item>
              <text:list-item>
                <text:p>Entanglement makes qubits and their probabilities depend on each other.</text:p>
              </text:list-item>
              <text:list-item>
                <text:p><text:span text:style-name="T4">A Bell state like 2</text:span><text:span text:style-name="T5">-1/2</text:span><text:span text:style-name="T4">(|00&gt; + |11&gt;) or </text:span>2<text:span text:style-name="T3">-1/2</text:span>(|01&gt; + |10&gt;) ensures that measuring one qubit provides information on the other qubit, and vice versa.</text:p>
              </text:list-item>
              <text:list-item>
                <text:p>This is one way to program quantum comput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Phase Shif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You can shift the phases of qubit states, such that constructive (amplifying) and destructive (dampening) interference can occur.</text:p>
              </text:list-item>
              <text:list-item>
                <text:p>This interference can increase the probability of measuring the relevant information.</text:p>
              </text:list-item>
              <text:list-item>
                <text:p>The complex numbers in the quantum states describe these phase differences.</text:p>
              </text:list-item>
              <text:list-item>
                <text:p text:style-name="P5">That is another way to program quantum comput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Measure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eading a quantum state requires interacting with it.</text:p>
              </text:list-item>
              <text:list-item>
                <text:p>This causes it to adopt a classic state based on its probability distribution.</text:p>
              </text:list-item>
              <text:list-item>
                <text:p>Programming this probability distribution significantly increases the probability of measuring a relevant result.</text:p>
              </text:list-item>
              <text:list-item>
                <text:p>Quantum algorithms were found that are significantly faster than the best know classic algorithms for certain classes of proble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Quantum Computer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ffer by computational model</text:p>
                <text:list>
                  <text:list-item>
                    <text:p>gate array, measurement-based, adiabatic, and topological</text:p>
                  </text:list-item>
                </text:list>
              </text:list-item>
              <text:list-item>
                <text:p>by technology</text:p>
                <text:list>
                  <text:list-item>
                    <text:p>superconducting, trapped ion, photonic, nuclear magnetic resonance (NMR), and many more</text:p>
                  </text:list-item>
                </text:list>
              </text:list-item>
              <text:list-item>
                <text:p>and by processing capacity (aka quantum volume)</text:p>
                <text:list>
                  <text:list-item>
                    <text:p>qubit count, connectivity (topology), coherence time, error rate, fidelity, and frequency (computing spe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Onward from he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Quantum Computing in a Nutshell</text:p>
                <text:list>
                  <text:list-item>
                    <text:p><text:a xlink:href="https://qiskit.org/documentation/qc_intro.html" xlink:type="simple">https://qiskit.org/documentation/qc_intro.html</text:a></text:p>
                  </text:list-item>
                </text:list>
              </text:list-item>
              <text:list-item>
                <text:p>Quantum Computing Field Guide</text:p>
                <text:list>
                  <text:list-item>
                    <text:p><text:a xlink:href="https://quantum-computing.ibm.com/composer/docs/iqx/guide/" xlink:type="simple">https://quantum-computing.ibm.com/composer/docs/iqx/guide/</text:a></text:p>
                  </text:list-item>
                </text:list>
              </text:list-item>
              <text:list-item>
                <text:p>Quantum Computing Qiskit Textbook</text:p>
                <text:list>
                  <text:list-item>
                    <text:p><text:a xlink:href="https://qiskit.org/learn/" xlink:type="simple">https://qiskit.org/learn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footer-name="ftr1" presentation:use-date-time-name="dtd1">
        <draw:frame presentation:style-name="pr5" draw:text-style-name="P1" draw:layer="layout" svg:width="25.199cm" svg:height="2.629cm" svg:x="1.4cm" svg:y="0.628cm" presentation:class="title">
          <draw:text-box>
            <text:p>Quantum Computing Fundamentals</text:p>
          </draw:text-box>
        </draw:frame>
        <draw:frame presentation:style-name="pr7" draw:text-style-name="P2" draw:layer="layout" svg:width="25.199cm" svg:height="9.134cm" svg:x="1.4cm" svg:y="3.685cm" presentation:class="subtitle">
          <draw:text-box>
            <text:p>Comments, feedback, or 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Dot_20_4" draw:fill="none"/>
      <style:text-properties fo:color="#3f3f7f" loext:opacity="100%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f3f7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style:text-outline="false" style:font-name="DejaVu Sans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style:text-outline="false" style:font-name="DejaVu Sans" fo:font-size="14pt" style:font-size-asian="14pt" style:font-size-complex="14pt"/>
    </style:style>
    <style:style style:name="MP7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9" style:family="paragraph">
      <style:paragraph-properties fo:text-align="end" style:writing-mode="lr-tb"/>
      <style:text-properties style:font-name="DejaVu Sans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outline="false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3:38:19.838885123</meta:creation-date>
    <meta:editing-duration>P0D</meta:editing-duration>
    <meta:editing-cycles>1</meta:editing-cycles>
    <meta:generator>LibreOffice/7.3.7.2$Linux_X86_64 LibreOffice_project/30$Build-2</meta:generator>
    <dc:title>Quantum Computing Fundamentals</dc:title>
    <meta:document-statistic meta:object-count="76"/>
  </office:meta>
</office:document-meta>
</file>